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36*"/>
    </style:style>
    <style:style style:name="Táblázat1.B" style:family="table-column">
      <style:table-column-properties style:column-width="0.1646in" style:rel-column-width="237*"/>
    </style:style>
    <style:style style:name="Táblázat1.C" style:family="table-column">
      <style:table-column-properties style:column-width="0.1653in" style:rel-column-width="238*"/>
    </style:style>
    <style:style style:name="Táblázat1.V" style:family="table-column">
      <style:table-column-properties style:column-width="0.1625in" style:rel-column-width="234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E2" style:family="table-cell">
      <style:table-cell-properties style:border-line-width-left="0.0104in 0.0014in 0.0208in" fo:padding="0.0396in" fo:border-left="0.05pt double #000000" fo:border-right="none" fo:border-top="none" fo:border-bottom="0.05pt solid #000000"/>
    </style:style>
    <style:style style:name="Táblázat1.I2" style:family="table-cell">
      <style:table-cell-properties style:border-line-width-left="0.0208in 0.0014in 0.0104in" fo:padding="0.0396in" fo:border-left="0.05pt double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I2" style:family="table-cell">
      <style:table-cell-properties fo:padding="0.0396in" fo:border-left="1.5pt double-thin #000000" fo:border-right="none" fo:border-top="none" fo:border-bottom="0.05pt solid #000000"/>
    </style:style>
    <style:style style:name="Táblázat4.M2" style:family="table-cell">
      <style:table-cell-properties style:border-line-width-left="0.0104in 0.0104in 0.0007in" fo:padding="0.0396in" fo:border-left="0.05pt double #000000" fo:border-right="none" fo:border-top="none" fo:border-bottom="0.05pt solid #000000"/>
    </style:style>
    <style:style style:name="Táblázat4.Q2" style:family="table-cell">
      <style:table-cell-properties style:border-line-width-left="0.0104in 0.0014in 0.0208in" fo:padding="0.0396in" fo:border-left="0.05pt double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14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15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fo:font-size="11pt" style:font-size-asian="11pt" style:font-size-complex="11pt"/>
    </style:style>
    <style:style style:name="P20" style:family="paragraph" style:parent-style-name="Standard">
      <style:text-properties fo:font-size="11pt" style:font-size-asian="11pt" style:font-size-complex="11pt"/>
    </style:style>
    <style:style style:name="P21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22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officeooo:rsid="0003eb3d" officeooo:paragraph-rsid="0003eb3d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officeooo:rsid="0003eb3d" officeooo:paragraph-rsid="0003eb3d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fo:font-size="9pt" officeooo:rsid="00093388" officeooo:paragraph-rsid="00093388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0b2ec7" officeooo:paragraph-rsid="000b2ec7" style:font-size-asian="9pt" style:font-size-complex="9pt"/>
    </style:style>
    <style:style style:name="P27" style:family="paragraph" style:parent-style-name="Text_20_body">
      <style:text-properties fo:font-size="9pt" officeooo:rsid="0003eb3d" officeooo:paragraph-rsid="0003eb3d" fo:background-color="transparent" style:font-size-asian="9pt" style:font-size-complex="9pt"/>
    </style:style>
    <style:style style:name="P28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6df22" style:font-size-asian="9pt" style:font-weight-asian="bold" style:font-size-complex="9pt" style:font-weight-complex="bold"/>
    </style:style>
    <style:style style:name="P29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74164" style:font-size-asian="9pt" style:font-weight-asian="bold" style:font-size-complex="9pt" style:font-weight-complex="bold"/>
    </style:style>
    <style:style style:name="P30" style:family="paragraph" style:parent-style-name="Text_20_body">
      <style:text-properties fo:font-size="9pt" officeooo:rsid="00074164" officeooo:paragraph-rsid="00074164" style:font-size-asian="9pt" style:font-size-complex="9pt"/>
    </style:style>
    <style:style style:name="P31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074164" style:font-size-asian="9pt" style:font-size-complex="9pt"/>
    </style:style>
    <style:style style:name="P32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074164" style:font-size-asian="9pt" style:font-size-complex="9pt"/>
    </style:style>
    <style:style style:name="P33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6df22" style:font-size-asian="8pt" style:font-weight-asian="normal" style:font-size-complex="8pt" style:font-weight-complex="normal"/>
    </style:style>
    <style:style style:name="P34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74164" style:font-size-asian="8pt" style:font-weight-asian="normal" style:font-size-complex="8pt" style:font-weight-complex="normal"/>
    </style:style>
    <style:style style:name="P35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30649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044454"/>
    </style:style>
    <style:style style:name="T5" style:family="text">
      <style:text-properties style:text-underline-style="solid" style:text-underline-width="auto" style:text-underline-color="font-color" officeooo:rsid="0004eef0"/>
    </style:style>
    <style:style style:name="T6" style:family="text">
      <style:text-properties style:text-underline-style="solid" style:text-underline-width="auto" style:text-underline-color="font-color" officeooo:rsid="0006df22"/>
    </style:style>
    <style:style style:name="T7" style:family="text">
      <style:text-properties style:text-underline-style="solid" style:text-underline-width="auto" style:text-underline-color="font-color" officeooo:rsid="00074164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017ec7"/>
    </style:style>
    <style:style style:name="T11" style:family="text">
      <style:text-properties style:text-underline-style="none" officeooo:rsid="00044454"/>
    </style:style>
    <style:style style:name="T12" style:family="text">
      <style:text-properties style:text-underline-style="none" officeooo:rsid="0006df22"/>
    </style:style>
    <style:style style:name="T13" style:family="text">
      <style:text-properties style:text-underline-style="none" officeooo:rsid="00074164"/>
    </style:style>
    <style:style style:name="T14" style:family="text">
      <style:text-properties style:text-underline-style="none" officeooo:rsid="0008c944"/>
    </style:style>
    <style:style style:name="T15" style:family="text">
      <style:text-properties style:text-underline-style="none" officeooo:rsid="00093388"/>
    </style:style>
    <style:style style:name="T16" style:family="text">
      <style:text-properties style:text-underline-style="none" officeooo:rsid="000cb47e"/>
    </style:style>
    <style:style style:name="T17" style:family="text">
      <style:text-properties fo:font-size="8pt" style:text-underline-style="none" style:font-size-asian="8pt" style:font-size-complex="8pt"/>
    </style:style>
    <style:style style:name="T18" style:family="text">
      <style:text-properties fo:font-size="8pt" style:text-underline-style="none" officeooo:rsid="0003eb3d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style:text-underline-style="solid" style:text-underline-width="auto" style:text-underline-color="font-color" officeooo:rsid="0003eb3d" style:font-size-asian="8pt" style:font-size-complex="8pt"/>
    </style:style>
    <style:style style:name="T21" style:family="text">
      <style:text-properties style:font-name="Tahoma1"/>
    </style:style>
    <style:style style:name="T22" style:family="text">
      <style:text-properties style:font-name="Tahoma1" style:text-underline-style="solid" style:text-underline-width="auto" style:text-underline-color="font-color"/>
    </style:style>
    <style:style style:name="T23" style:family="text">
      <style:text-properties style:font-name="Tahoma1" style:text-underline-style="solid" style:text-underline-width="auto" style:text-underline-color="font-color" officeooo:rsid="00074164"/>
    </style:style>
    <style:style style:name="T24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25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26" style:family="text">
      <style:text-properties style:font-name="Tahoma1" officeooo:rsid="00030649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officeooo:rsid="00074164" style:font-size-asian="9pt" style:font-size-complex="9pt"/>
    </style:style>
    <style:style style:name="T29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0" style:family="text">
      <style:text-properties fo:font-size="9pt" style:text-underline-style="solid" style:text-underline-width="auto" style:text-underline-color="font-color" officeooo:rsid="00074164" style:font-size-asian="9pt" style:font-size-complex="9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33" style:family="text">
      <style:text-properties fo:font-size="7pt" style:text-underline-style="solid" style:text-underline-width="auto" style:text-underline-color="font-color" officeooo:rsid="00030649" style:font-size-asian="7pt" style:font-size-complex="7pt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style:text-position="super 58%" fo:font-size="8pt" style:font-size-asian="8pt" style:font-size-complex="8pt"/>
    </style:style>
    <style:style style:name="T36" style:family="text">
      <style:text-properties style:text-position="super 58%" fo:font-size="8pt" style:text-underline-style="none" style:font-size-asian="8pt" style:font-size-complex="8pt"/>
    </style:style>
    <style:style style:name="T37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38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39" style:family="text">
      <style:text-properties officeooo:rsid="00030649"/>
    </style:style>
    <style:style style:name="T40" style:family="text">
      <style:text-properties officeooo:rsid="0003eb3d"/>
    </style:style>
    <style:style style:name="T41" style:family="text">
      <style:text-properties officeooo:rsid="00074164"/>
    </style:style>
    <style:style style:name="T42" style:family="text">
      <style:text-properties officeooo:rsid="0008c944"/>
    </style:style>
    <style:style style:name="T43" style:family="text">
      <style:text-properties officeooo:rsid="000b2ec7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10"><text:span text:style-name="T8">Név, jellemző, szint: </text:span><text:span text:style-name="T2"><text:s/></text:span><text:span text:style-name="T3">Lovas-p</text:span><text:span text:style-name="T2">áncélos lovag</text:span></text:p>
        <text:p text:style-name="P35"><text:span text:style-name="T27">Fegyverei: </text:span><text:span text:style-name="T28">Lovagkard, Csatabárd (egykezes)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A"/>
          <table:table-column table:style-name="Táblázat1.C" table:number-columns-repeated="2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V"/>
          <table:table-row>
            <table:table-cell table:style-name="Táblázat1.A1" table:number-columns-spanned="15" office:value-type="string">
              <text:p text:style-name="P7"><text:span text:style-name="T31">ÉP</text:span>: <text:span text:style-name="T40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7">SFÉ: <text:span text:style-name="T35">SZ</text:span><text:span text:style-name="T20">12</text:span><text:span text:style-name="T1"> </text:span><text:span text:style-name="T8"><text:s/>/ </text:span><text:span text:style-name="T36">V</text:span><text:span text:style-name="T20">14</text:span><text:span text:style-name="T1"> </text:span><text:span text:style-name="T8"><text:s/>/</text:span><text:span text:style-name="T36">Z</text:span><text:span text:style-name="T8"> </text:span><text:span text:style-name="T18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27">X</text:p>
            </table:table-cell>
            <table:table-cell table:style-name="Táblázat1.A2" office:value-type="string">
              <text:p text:style-name="P27">X</text:p>
            </table:table-cell>
            <table:table-cell table:style-name="Táblázat1.A2" office:value-type="string">
              <text:p text:style-name="P27">X</text:p>
            </table:table-cell>
            <table:table-cell table:style-name="Táblázat1.A2" office:value-type="string">
              <text:p text:style-name="P27">X</text:p>
            </table:table-cell>
            <table:table-cell table:style-name="Táblázat1.E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I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E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E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V2" office:value-type="string">
              <text:p text:style-name="P7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31">KÉ</text:span>: <text:span text:style-name="T39">40</text:span><text:span text:style-name="T4">_</text:span><text:span text:style-name="T8"> <text:s/>F1(</text:span><text:span text:style-name="T1"> </text:span><text:span text:style-name="T4">Lovagkard</text:span><text:span text:style-name="T1"> </text:span><text:span text:style-name="T8">): </text:span><text:span text:style-name="T4">12V/S</text:span><text:span text:style-name="T5">+1Á </text:span><text:span text:style-name="T4"><text:s/></text:span><text:span text:style-name="T17">SP <text:s text:c="2"/></text:span><text:span text:style-name="T8">F2(</text:span><text:span text:style-name="T1"> </text:span><text:span text:style-name="T4">Csatabárd</text:span><text:span text:style-name="T8">): </text:span><text:span text:style-name="T11">9V</text:span><text:span text:style-name="T4"> </text:span><text:span text:style-name="T17">SP</text:span></text:p>
        <text:p text:style-name="P3"><text:span text:style-name="T31">TÉ</text:span>: <text:span text:style-name="T39">97</text:span><text:span text:style-name="T1"><text:tab/></text:span><text:span text:style-name="T8"> T/K:</text:span><text:span text:style-name="T1"><text:tab/></text:span></text:p>
        <text:p text:style-name="P4"><text:span text:style-name="T9">VÉ</text:span><text:span text:style-name="T8">: </text:span><text:span text:style-name="T11">(181+30)=211</text:span><text:span text:style-name="T1"><text:tab/></text:span></text:p>
        <text:p text:style-name="P12"><text:tab/></text:p>
        <text:p text:style-name="P11"><text:span text:style-name="T8">Pajzs: </text:span><text:span text:style-name="T11">30</text:span><text:tab/><text:span text:style-name="T8"><text:tab/>Erőbónusz: </text:span><text:tab/></text:p>
        <text:p text:style-name="P1"><text:span text:style-name="T9">CÉ</text:span><text:span text:style-name="T8">: -</text:span><text:span text:style-name="T12">26</text:span><text:span text:style-name="T1"><text:tab/></text:span></text:p>
        <text:p text:style-name="P28"><text:span text:style-name="T8">Puszta kézzel: KÉ: </text:span><text:span text:style-name="T12">15</text:span><text:span text:style-name="T8"> <text:s text:c="2"/>TÉ: </text:span><text:span text:style-name="T12">54</text:span><text:span text:style-name="T8"> <text:s text:c="2"/>VÉ: </text:span><text:span text:style-name="T12">141</text:span></text:p>
        <text:p text:style-name="P33"><text:span text:style-name="T8">Erő: </text:span><text:span text:style-name="T1">4</text:span><text:span text:style-name="T8"> Edz: </text:span><text:span text:style-name="T1">3</text:span><text:span text:style-name="T8"> Gyors: </text:span><text:span text:style-name="T1">3</text:span><text:span text:style-name="T8"> Ügy: </text:span><text:span text:style-name="T1">2</text:span><text:span text:style-name="T8"> IQ:0</text:span><text:span text:style-name="T1"><text:tab/></text:span><text:span text:style-name="T8"> Eml: </text:span><text:span text:style-name="T1">-</text:span><text:span text:style-name="T8">1 Önur:</text:span><text:span text:style-name="T10">2</text:span><text:span text:style-name="T8"> </text:span><text:span text:style-name="T10">Érz</text:span><text:span text:style-name="T8">: -</text:span><text:span text:style-name="T10">1</text:span></text:p>
        <text:p text:style-name="P14"><text:span text:style-name="T32">H1:</text:span><text:span text:style-name="T33">K</text:span><text:span text:style-name="T1">ardvívás </text:span>: <text:span text:style-name="T1"><text:s text:c="2"/>9 <text:s/></text:span><text:span text:style-name="T32">.sz </text:span><text:span text:style-name="T1">(</text:span><text:span text:style-name="T37">S</text:span><text:span text:style-name="T1"> <text:s text:c="2"/>)</text:span><text:tab/><text:span text:style-name="T34">Mesterfegyver (fegy, fok)</text:span><text:span text:style-name="T19">:</text:span> <text:span text:style-name="T1">Kard, lovag</text:span></text:p>
        <text:p text:style-name="P13"><text:span text:style-name="T24">H</text:span><text:span text:style-name="T25">2</text:span><text:span text:style-name="T24">:</text:span><text:span text:style-name="T22">Pusztítás <text:s text:c="4"/></text:span><text:span text:style-name="T21">: </text:span><text:span text:style-name="T22"><text:s/>9 <text:s text:c="2"/></text:span><text:span text:style-name="T24">.sz </text:span><text:span text:style-name="T22">(</text:span><text:span text:style-name="T38">S</text:span><text:span text:style-name="T22"> <text:s text:c="2"/>)</text:span><text:span text:style-name="T21"> Ψp: </text:span><text:span text:style-name="T22">2</text:span><text:span text:style-name="T21">.</text:span><text:span text:style-name="T26">fok <text:s/></text:span><text:span text:style-name="T21">Mana: </text:span><text:span text:style-name="T22">-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16">Képzettség, Fortély, Manőver</text:p>
            </table:table-cell>
            <table:table-cell table:style-name="Táblázat2.A1" office:value-type="string">
              <text:p text:style-name="P16">Értéke</text:p>
            </table:table-cell>
            <table:table-cell table:style-name="Táblázat2.A1" office:value-type="string">
              <text:p text:style-name="P16">Képzettség, Fortély, Manőver</text:p>
            </table:table-cell>
            <table:table-cell table:style-name="Táblázat2.D1" office:value-type="string">
              <text:p text:style-name="P16">Értéke</text:p>
            </table:table-cell>
          </table:table-row>
          <table:table-row>
            <table:table-cell table:style-name="Táblázat2.A2" office:value-type="string">
              <text:p text:style-name="P9">Fájdalomtűré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Észlelés</text:p>
            </table:table-cell>
            <table:table-cell table:style-name="Táblázat2.B2" office:value-type="string">
              <text:p text:style-name="P23">8</text:p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Emberismeret</text:p>
            </table:table-cell>
            <table:table-cell table:style-name="Táblázat2.B2" office:value-type="string">
              <text:p text:style-name="P23">3</text:p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24">Lovaglás</text:p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6"><text:span text:style-name="T31">Leírás:</text:span> </text:p>
            </table:table-cell>
          </table:table-row>
          <table:table-row>
            <table:table-cell table:style-name="Táblázat3.A2" office:value-type="string">
              <text:p text:style-name="P6"/>
            </table:table-cell>
          </table:table-row>
        </table:table>
        <text:p text:style-name="P17"/>
      </text:section>
      <text:p text:style-name="P20"/>
      <text:p text:style-name="P20"/>
      <text:p text:style-name="P20"><text:s/></text:p>
      <text:section text:style-name="Sect1" text:name="Szakasz2">
        <text:p text:style-name="P10"><text:span text:style-name="T8">Név, jellemző, szint: </text:span><text:span text:style-name="T13">Íjász</text:span><text:span text:style-name="T2"> <text:tab/></text:span></text:p>
        <text:p text:style-name="P22"><text:span text:style-name="T27">Fegyverei: </text:span><text:span text:style-name="T28">Hosszú íj</text:span><text:span text:style-name="T29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7"><text:span text:style-name="T31">ÉP</text:span>: <text:span text:style-name="T41">1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7">SFÉ: <text:span text:style-name="T35">SZ</text:span><text:span text:style-name="T1"> <text:s/></text:span><text:span text:style-name="T8"><text:s/>/ </text:span><text:span text:style-name="T36">V</text:span><text:span text:style-name="T1"> <text:s/></text:span><text:span text:style-name="T8"><text:s/>/ </text:span><text:span text:style-name="T36">Z</text:span><text:span text:style-name="T8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30">x</text:p>
            </table:table-cell>
            <table:table-cell table:style-name="Táblázat4.A2" office:value-type="string">
              <text:p text:style-name="P30">x</text:p>
            </table:table-cell>
            <table:table-cell table:style-name="Táblázat4.A2" office:value-type="string">
              <text:p text:style-name="P30">x</text:p>
            </table:table-cell>
            <table:table-cell table:style-name="Táblázat4.A2" office:value-type="string">
              <text:p text:style-name="P30">x</text:p>
            </table:table-cell>
            <table:table-cell table:style-name="Táblázat4.A2" office:value-type="string">
              <text:p text:style-name="P30">x</text:p>
            </table:table-cell>
            <table:table-cell table:style-name="Táblázat4.A2" office:value-type="string">
              <text:p text:style-name="P30">x</text:p>
            </table:table-cell>
            <table:table-cell table:style-name="Táblázat4.A2" office:value-type="string">
              <text:p text:style-name="P30">x</text:p>
            </table:table-cell>
            <table:table-cell table:style-name="Táblázat4.A2" office:value-type="string">
              <text:p text:style-name="P30">x</text:p>
            </table:table-cell>
            <table:table-cell table:style-name="Táblázat4.I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M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Q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Q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V2" office:value-type="string">
              <text:p text:style-name="P7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31">KÉ</text:span>: <text:span text:style-name="T42">31</text:span><text:span text:style-name="T7"> <text:s text:c="3"/></text:span><text:span text:style-name="T8"><text:s text:c="2"/>F1(</text:span><text:span text:style-name="T1"> </text:span><text:span text:style-name="T7">Tőr</text:span><text:span text:style-name="T1"> <text:s text:c="3"/></text:span><text:span text:style-name="T8">): </text:span><text:span text:style-name="T13">1S/V </text:span><text:span text:style-name="T17">SP</text:span><text:span text:style-name="T8"><text:tab/>F2(</text:span><text:span text:style-name="T1"> </text:span><text:span text:style-name="T7">Hoszzú íj</text:span><text:span text:style-name="T8">): </text:span><text:span text:style-name="T1"><text:s/></text:span><text:span text:style-name="T7">3S </text:span><text:span text:style-name="T17">SP</text:span></text:p>
        <text:p text:style-name="P3"><text:span text:style-name="T31">TÉ</text:span>: <text:span text:style-name="T43">59</text:span><text:span text:style-name="T1"><text:tab/></text:span><text:span text:style-name="T8"> T/K:</text:span><text:span text:style-name="T1"><text:tab/></text:span></text:p>
        <text:p text:style-name="P4"><text:span text:style-name="T9">VÉ</text:span><text:span text:style-name="T8">: </text:span><text:span text:style-name="T13">1</text:span><text:span text:style-name="T14">6</text:span><text:span text:style-name="T15">1</text:span><text:span text:style-name="T1"><text:tab/></text:span></text:p>
        <text:p text:style-name="P12"><text:tab/></text:p>
        <text:p text:style-name="P11"><text:span text:style-name="T8">Pajzs: -</text:span><text:tab/><text:span text:style-name="T8"><text:tab/>Erőbónusz: -</text:span><text:span text:style-name="T16">1</text:span><text:tab/></text:p>
        <text:p text:style-name="P1"><text:span text:style-name="T9">CÉ</text:span><text:span text:style-name="T8">: </text:span><text:span text:style-name="T13">1</text:span><text:span text:style-name="T14">9</text:span><text:span text:style-name="T13"> (Íj)</text:span></text:p>
        <text:p text:style-name="P29"><text:span text:style-name="T8">Puszta kézzel: KÉ:</text:span><text:span text:style-name="T1"> <text:s/></text:span><text:span text:style-name="T7">14</text:span><text:span text:style-name="T1"> <text:s text:c="2"/></text:span><text:span text:style-name="T8"><text:s/>TÉ:</text:span><text:span text:style-name="T1"> </text:span><text:span text:style-name="T7">23</text:span><text:span text:style-name="T1"> <text:s text:c="9"/></text:span><text:span text:style-name="T8"><text:s/>VÉ: </text:span><text:span text:style-name="T7">125</text:span></text:p>
        <text:p text:style-name="P34"><text:span text:style-name="T8">Erő: </text:span><text:span text:style-name="T1"><text:tab/></text:span><text:span text:style-name="T8"> Edz: </text:span><text:span text:style-name="T1"><text:tab/></text:span><text:span text:style-name="T8"> Gyors: </text:span><text:span text:style-name="T1"><text:tab/></text:span><text:span text:style-name="T8"> Ügy: </text:span><text:span text:style-name="T1"><text:tab/></text:span><text:span text:style-name="T8"> IQ: </text:span><text:span text:style-name="T1"><text:tab/></text:span><text:span text:style-name="T8"> Eml: </text:span><text:span text:style-name="T1"><text:tab/></text:span><text:span text:style-name="T8"> Önur: </text:span><text:span text:style-name="T1"><text:tab/></text:span><text:span text:style-name="T8"> Fog: </text:span><text:span text:style-name="T1"><text:tab/></text:span></text:p>
        <text:p text:style-name="P31"><text:span text:style-name="T32">H1:</text:span><text:span text:style-name="T1"> </text:span><text:span text:style-name="T7">Íjászat</text:span><text:span text:style-name="T1"> <text:s/></text:span>: <text:span text:style-name="T1"><text:s text:c="2"/></text:span><text:span text:style-name="T7">6</text:span><text:span text:style-name="T1"> <text:s text:c="2"/></text:span><text:span text:style-name="T32">.sz </text:span><text:span text:style-name="T1">(</text:span><text:span text:style-name="T37">S</text:span><text:span text:style-name="T1"> <text:s text:c="2"/>)</text:span><text:tab/><text:span text:style-name="T34">Mesterfegyver (fegy, fok)</text:span><text:span text:style-name="T19">:</text:span> <text:span text:style-name="T41">2</text:span></text:p>
        <text:p text:style-name="P32"><text:span text:style-name="T24">H</text:span><text:span text:style-name="T25">2</text:span><text:span text:style-name="T24">:</text:span><text:span text:style-name="T22"> <text:s/></text:span><text:span text:style-name="T23">Közelharc</text:span><text:span text:style-name="T21">: </text:span><text:span text:style-name="T22"><text:s text:c="2"/></text:span><text:span text:style-name="T23">4</text:span><text:span text:style-name="T22"> <text:s text:c="2"/></text:span><text:span text:style-name="T24">.sz </text:span><text:span text:style-name="T22">(</text:span><text:span text:style-name="T38">S</text:span><text:span text:style-name="T22"> <text:s text:c="2"/>)</text:span><text:span text:style-name="T21"> Ψp: </text:span><text:span text:style-name="T22"><text:tab/></text:span><text:span text:style-name="T21"> Mana: </text:span><text:span text:style-name="T22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16">Képzettség, Fortély, Manőver</text:p>
            </table:table-cell>
            <table:table-cell table:style-name="Táblázat5.A1" office:value-type="string">
              <text:p text:style-name="P16">Értéke</text:p>
            </table:table-cell>
            <table:table-cell table:style-name="Táblázat5.A1" office:value-type="string">
              <text:p text:style-name="P16">Képzettség, Fortély, Manőver</text:p>
            </table:table-cell>
            <table:table-cell table:style-name="Táblázat5.D1" office:value-type="string">
              <text:p text:style-name="P16">Értéke</text:p>
            </table:table-cell>
          </table:table-row>
          <table:table-row>
            <table:table-cell table:style-name="Táblázat5.A2" office:value-type="string">
              <text:p text:style-name="P9">Fájdalomtűrés</text:p>
            </table:table-cell>
            <table:table-cell table:style-name="Táblázat5.B2" office:value-type="string">
              <text:p text:style-name="P26">2</text:p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Észlelés</text:p>
            </table:table-cell>
            <table:table-cell table:style-name="Táblázat5.B2" office:value-type="string">
              <text:p text:style-name="P25">6</text:p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Emberismeret</text:p>
            </table:table-cell>
            <table:table-cell table:style-name="Táblázat5.B2" office:value-type="string">
              <text:p text:style-name="P26">3</text:p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6"><text:span text:style-name="T31">Leírás:</text:span> </text:p>
            </table:table-cell>
          </table:table-row>
          <table:table-row>
            <table:table-cell table:style-name="Táblázat6.A2" office:value-type="string">
              <text:p text:style-name="P6"/>
            </table:table-cell>
          </table:table-row>
        </table:table>
        <text:p text:style-name="P17"/>
      </text:section>
      <text:p text:style-name="P19"/>
      <text:p text:style-name="P20"/>
      <text:p text:style-name="P20"><text:s/></text:p>
      <text:section text:style-name="Sect1" text:name="Szakasz3">
        <text:p text:style-name="P10"><text:span text:style-name="T8">Név, jellemző, szint: </text:span><text:span text:style-name="T2"><text:s/><text:tab/></text:span></text:p>
        <text:p text:style-name="P22"><text:span text:style-name="T27">Fegyverei: </text:span><text:span text:style-name="T29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7"><text:span text:style-name="T31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7">SFÉ: <text:span text:style-name="T35">SZ</text:span><text:span text:style-name="T1"> <text:s/></text:span><text:span text:style-name="T8"><text:s/>/ </text:span><text:span text:style-name="T36">V</text:span><text:span text:style-name="T1"> <text:s/></text:span><text:span text:style-name="T8"><text:s/>/ </text:span><text:span text:style-name="T36">Z</text:span><text:span text:style-name="T8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V2" office:value-type="string">
              <text:p text:style-name="P7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8"/>
        <text:p text:style-name="P2"><text:span text:style-name="T31">KÉ</text:span>: <text:span text:style-name="T1"><text:tab/></text:span><text:span text:style-name="T8"> <text:s/>F1(</text:span><text:span text:style-name="T1"> <text:s text:c="10"/></text:span><text:span text:style-name="T8">): </text:span><text:span text:style-name="T1"><text:tab/></text:span><text:span text:style-name="T17">SP</text:span><text:span text:style-name="T8"><text:tab/>F2(</text:span><text:span text:style-name="T1"> <text:s text:c="11"/></text:span><text:span text:style-name="T8">): </text:span><text:span text:style-name="T1"><text:tab/></text:span><text:span text:style-name="T17">SP</text:span></text:p>
        <text:p text:style-name="P3"><text:span text:style-name="T31">TÉ</text:span>: <text:span text:style-name="T1"><text:tab/></text:span><text:span text:style-name="T8"> T/K:</text:span><text:span text:style-name="T1"><text:tab/></text:span></text:p>
        <text:p text:style-name="P4"><text:span text:style-name="T9">VÉ</text:span><text:span text:style-name="T8">: </text:span><text:span text:style-name="T1"><text:tab/></text:span></text:p>
        <text:p text:style-name="P12"><text:tab/></text:p>
        <text:p text:style-name="P11"><text:span text:style-name="T8">Pajzs: </text:span><text:tab/><text:span text:style-name="T8"><text:tab/>Erőbónusz: </text:span><text:tab/></text:p>
        <text:p text:style-name="P1"><text:span text:style-name="T9">CÉ</text:span><text:span text:style-name="T8">: </text:span><text:span text:style-name="T1"><text:tab/></text:span></text:p>
        <text:p text:style-name="P8"><text:span text:style-name="T8">Puszta kézzel: KÉ:</text:span><text:span text:style-name="T1"> <text:s text:c="4"/></text:span><text:span text:style-name="T8"><text:s/>TÉ:</text:span><text:span text:style-name="T1"> <text:s text:c="12"/></text:span><text:span text:style-name="T8"><text:s/>VÉ: </text:span><text:span text:style-name="T1"><text:tab/></text:span></text:p>
        <text:p text:style-name="P15"><text:span text:style-name="T8">Erő: </text:span><text:span text:style-name="T1"><text:tab/></text:span><text:span text:style-name="T8"> Edz: </text:span><text:span text:style-name="T1"><text:tab/></text:span><text:span text:style-name="T8"> Gyors: </text:span><text:span text:style-name="T1"><text:tab/></text:span><text:span text:style-name="T8"> Ügy: </text:span><text:span text:style-name="T1"><text:tab/></text:span><text:span text:style-name="T8"> IQ: </text:span><text:span text:style-name="T1"><text:tab/></text:span><text:span text:style-name="T8"> Eml: </text:span><text:span text:style-name="T1"><text:tab/></text:span><text:span text:style-name="T8"> Önur: </text:span><text:span text:style-name="T1"><text:tab/></text:span><text:span text:style-name="T8"> Fog: </text:span><text:span text:style-name="T1"><text:tab/></text:span></text:p>
        <text:p text:style-name="P14"><text:span text:style-name="T32">H1:</text:span><text:span text:style-name="T1"> <text:s text:c="13"/></text:span>: <text:span text:style-name="T1"><text:s text:c="5"/></text:span><text:span text:style-name="T32">.sz </text:span><text:span text:style-name="T1">(</text:span><text:span text:style-name="T37">S</text:span><text:span text:style-name="T1"> <text:s text:c="2"/>)</text:span><text:tab/><text:span text:style-name="T34">Mesterfegyver (fegy, fok)</text:span><text:span text:style-name="T19">:</text:span> <text:span text:style-name="T1"><text:tab/></text:span></text:p>
        <text:p text:style-name="P13"><text:span text:style-name="T24">H</text:span><text:span text:style-name="T25">2</text:span><text:span text:style-name="T24">:</text:span><text:span text:style-name="T22"> <text:s text:c="13"/></text:span><text:span text:style-name="T21">: </text:span><text:span text:style-name="T22"><text:s text:c="5"/></text:span><text:span text:style-name="T24">.sz </text:span><text:span text:style-name="T22">(</text:span><text:span text:style-name="T38">S</text:span><text:span text:style-name="T22"> <text:s text:c="2"/>)</text:span><text:span text:style-name="T21"> Ψp: </text:span><text:span text:style-name="T22"><text:tab/></text:span><text:span text:style-name="T21"> Mana: </text:span><text:span text:style-name="T22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16">Képzettség, Fortély, Manőver</text:p>
            </table:table-cell>
            <table:table-cell table:style-name="Táblázat8.A1" office:value-type="string">
              <text:p text:style-name="P16">Értéke</text:p>
            </table:table-cell>
            <table:table-cell table:style-name="Táblázat8.A1" office:value-type="string">
              <text:p text:style-name="P16">Képzettség, Fortély, Manőver</text:p>
            </table:table-cell>
            <table:table-cell table:style-name="Táblázat8.D1" office:value-type="string">
              <text:p text:style-name="P16">Értéke</text:p>
            </table:table-cell>
          </table:table-row>
          <table:table-row>
            <table:table-cell table:style-name="Táblázat8.A2" office:value-type="string">
              <text:p text:style-name="P9">Fájdalomtűr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Észlel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Emberismeret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21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6"><text:span text:style-name="T31">Leírás:</text:span> </text:p>
            </table:table-cell>
          </table:table-row>
          <table:table-row>
            <table:table-cell table:style-name="Táblázat9.A2" office:value-type="string">
              <text:p text:style-name="P6"/>
            </table:table-cell>
          </table:table-row>
        </table:table>
        <text:p text:style-name="P17"/>
      </text:section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meta:creation-date>2007-11-04T22:52:01</meta:creation-date>
    <dc:date>2024-02-29T19:32:43.235000000</dc:date>
    <dc:language>hu-HU</dc:language>
    <meta:editing-cycles>15</meta:editing-cycles>
    <meta:editing-duration>PT1H5M4S</meta:editing-duration>
    <meta:document-statistic meta:table-count="9" meta:image-count="0" meta:object-count="0" meta:page-count="1" meta:paragraph-count="89" meta:word-count="264" meta:character-count="1614" meta:non-whitespace-character-count="1187"/>
    <meta:user-defined meta:name="Info 1"/>
    <meta:user-defined meta:name="Info 2"/>
    <meta:user-defined meta:name="Info 3"/>
    <meta:user-defined meta:name="Info 4"/>
  </office:meta>
</office:document-meta>
</file>